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o stretchy="false">ρ</mo>
        <mo stretchy="false">˙</mo>
      </mover>
      <mrow>
        <mi/>
        <mo stretchy="false">=</mo>
        <mi/>
      </mrow>
      <mfrac>
        <mtext>i</mtext>
        <mo stretchy="false">ℏ</mo>
      </mfrac>
      <msub>
        <mrow>
          <mo stretchy="false">[</mo>
          <mrow>
            <mo stretchy="false">ρ</mo>
            <mi>,</mi>
            <mi>H</mi>
          </mrow>
          <mo stretchy="false">]</mo>
        </mrow>
        <mrow>
          <mrow>
            <mi/>
            <mo stretchy="false">−</mo>
            <mi/>
          </mrow>
        </mrow>
      </msub>
    </mrow>
    <annotation encoding="StarMath 5.0">dot %irho `=` "i" over hbar [%irho , H] _{`-`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5:28:29.738000000</meta:creation-date>
    <meta:generator>LibreOffice/4.1.4.2$Windows_x86 LibreOffice_project/0a0440ccc0227ad9829de5f46be37cfb6edcf72</meta:generator>
  </office:meta>
</office:document-meta>
</file>